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66c6f" officeooo:paragraph-rsid="00166c6f" style:font-size-asian="30pt" style:font-weight-asian="bold" style:font-size-complex="3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6c6f" officeooo:paragraph-rsid="00166c6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b532b" officeooo:paragraph-rsid="001b532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e971" officeooo:paragraph-rsid="001ce971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Installation of Mongo DB</text:p>
      <text:p text:style-name="P2"/>
      <text:p text:style-name="P3">1. Microsoft Account of Windows 11</text:p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3:29:55.961041200</meta:creation-date>
    <dc:date>2025-11-16T21:36:57.311444757</dc:date>
    <meta:editing-duration>P1DT7H54M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1" meta:character-count="66" meta:non-whitespace-character-count="57"/>
  </office:meta>
</office:document-meta>
</file>